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officeooo:rsid="001b12f8" officeooo:paragraph-rsid="0003bb34"/>
    </style:style>
    <style:style style:name="P2" style:family="paragraph" style:parent-style-name="Standard">
      <style:text-properties fo:language="de" fo:country="DE" officeooo:rsid="001b12f8" officeooo:paragraph-rsid="0003bb34"/>
    </style:style>
    <style:style style:name="P3" style:family="paragraph" style:parent-style-name="Standard">
      <style:paragraph-properties fo:text-align="center" style:justify-single-word="false"/>
      <style:text-properties fo:language="de" fo:country="DE" officeooo:rsid="0003bb34" officeooo:paragraph-rsid="0003bb34"/>
    </style:style>
    <style:style style:name="P4" style:family="paragraph" style:parent-style-name="Standard">
      <style:paragraph-properties fo:text-align="center" style:justify-single-word="false"/>
      <style:text-properties fo:font-size="24pt" fo:language="de" fo:country="DE" officeooo:rsid="0003bb34" officeooo:paragraph-rsid="0003bb34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18pt" fo:language="de" fo:country="DE" officeooo:rsid="001b12f8" officeooo:paragraph-rsid="0003bb34" style:font-size-asian="18pt" style:font-size-complex="18pt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6e536" officeooo:paragraph-rsid="0026e536" style:font-size-asian="12pt" style:font-size-complex="12pt"/>
    </style:style>
    <style:style style:name="P8" style:family="paragraph" style:parent-style-name="Standard">
      <style:text-properties style:font-name="Liberation Serif" fo:font-size="12pt" officeooo:rsid="00276ac8" officeooo:paragraph-rsid="00276ac8" style:font-size-asian="12pt" style:font-size-complex="12pt"/>
    </style:style>
    <style:style style:name="P9" style:family="paragraph" style:parent-style-name="Standard">
      <style:text-properties style:font-name="Liberation Serif" fo:font-size="12pt" fo:language="de" fo:country="DE" fo:font-weight="normal" officeooo:rsid="00303470" officeooo:paragraph-rsid="00303470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0" style:family="paragraph" style:parent-style-name="Standard">
      <style:text-properties style:font-name="Liberation Serif" fo:font-size="12pt" fo:language="de" fo:country="DE" fo:font-weight="normal" officeooo:rsid="0029ec34" officeooo:paragraph-rsid="002bedf9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1" style:family="paragraph" style:parent-style-name="Standard">
      <style:text-properties style:font-name="Liberation Serif" fo:font-size="12pt" fo:language="de" fo:country="DE" fo:font-weight="normal" officeooo:rsid="002bedf9" officeooo:paragraph-rsid="002a93a6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12" style:family="paragraph" style:parent-style-name="Standard">
      <style:text-properties style:font-name="Liberation Serif" fo:font-size="12pt" fo:language="de" fo:country="DE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fo:language="de" fo:country="DE" officeooo:rsid="002e7658" officeooo:paragraph-rsid="002e7658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fo:language="de" fo:country="DE" officeooo:rsid="00276ac8" officeooo:paragraph-rsid="00276ac8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text-properties style:font-name="Liberation Serif" fo:font-size="12pt" fo:language="de" fo:country="DE" officeooo:rsid="0026e536" officeooo:paragraph-rsid="0026e536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fo:language="de" fo:country="DE" officeooo:rsid="001e3c24" officeooo:paragraph-rsid="001e3c24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text-properties fo:font-weight="normal" officeooo:rsid="000d68ed" officeooo:paragraph-rsid="0029ec34" style:font-weight-asian="normal" style:font-weight-complex="normal"/>
    </style:style>
    <style:style style:name="P18" style:family="paragraph" style:parent-style-name="Standard">
      <style:text-properties fo:font-weight="normal" officeooo:rsid="000d68ed" officeooo:paragraph-rsid="002dedb2" style:font-weight-asian="normal" style:font-weight-complex="normal"/>
    </style:style>
    <style:style style:name="P19" style:family="paragraph" style:parent-style-name="Standard">
      <style:text-properties fo:font-weight="normal" officeooo:rsid="00303470" officeooo:paragraph-rsid="00303470" style:font-weight-asian="normal" style:font-weight-complex="normal"/>
    </style:style>
    <style:style style:name="P20" style:family="paragraph" style:parent-style-name="Standard">
      <style:text-properties fo:font-size="12pt" officeooo:paragraph-rsid="00373295" style:font-size-asian="12pt" style:font-size-complex="12pt"/>
    </style:style>
    <style:style style:name="P21" style:family="paragraph" style:parent-style-name="Standard">
      <style:text-properties style:font-name="Times New Roman" fo:font-size="12pt" fo:language="de" fo:country="DE" style:font-size-asian="12pt" style:language-asian="en" style:country-asian="US" style:font-size-complex="12pt" style:language-complex="ar" style:country-complex="SA"/>
    </style:style>
    <style:style style:name="P22" style:family="paragraph" style:parent-style-name="Text_20_body">
      <style:text-properties officeooo:rsid="0013b809" officeooo:paragraph-rsid="0013b809"/>
    </style:style>
    <style:style style:name="P23" style:family="paragraph" style:parent-style-name="Text_20_body">
      <style:text-properties officeooo:rsid="0014bbb1" officeooo:paragraph-rsid="0026e536"/>
    </style:style>
    <style:style style:name="P24" style:family="paragraph" style:parent-style-name="Text_20_body">
      <style:text-properties officeooo:rsid="001dc019" officeooo:paragraph-rsid="0022fc88"/>
    </style:style>
    <style:style style:name="P25" style:family="paragraph" style:parent-style-name="Text_20_body">
      <style:text-properties officeooo:rsid="001dc019" officeooo:paragraph-rsid="001dc019"/>
    </style:style>
    <style:style style:name="P26" style:family="paragraph" style:parent-style-name="Text_20_body">
      <style:text-properties officeooo:rsid="002dedb2" officeooo:paragraph-rsid="002dedb2"/>
    </style:style>
    <style:style style:name="P27" style:family="paragraph" style:parent-style-name="Text_20_body">
      <style:text-properties fo:language="de" fo:country="DE" officeooo:rsid="001e3c24" officeooo:paragraph-rsid="001e3c24"/>
    </style:style>
    <style:style style:name="P28" style:family="paragraph" style:parent-style-name="Text_20_body">
      <style:text-properties fo:language="de" fo:country="DE" officeooo:rsid="0030c13a" officeooo:paragraph-rsid="0030c13a"/>
    </style:style>
    <style:style style:name="P29" style:family="paragraph" style:parent-style-name="Text_20_body">
      <style:text-properties officeooo:rsid="003364c9" officeooo:paragraph-rsid="0033af48"/>
    </style:style>
    <style:style style:name="P30" style:family="paragraph" style:parent-style-name="Text_20_body">
      <style:text-properties officeooo:rsid="003364c9" officeooo:paragraph-rsid="00354ce1"/>
    </style:style>
    <style:style style:name="P31" style:family="paragraph" style:parent-style-name="Text_20_body">
      <style:text-properties officeooo:rsid="000d68ed" officeooo:paragraph-rsid="003364c9"/>
    </style:style>
    <style:style style:name="P32" style:family="paragraph" style:parent-style-name="Text_20_body">
      <style:text-properties officeooo:rsid="00354ce1" officeooo:paragraph-rsid="00354ce1"/>
    </style:style>
    <style:style style:name="P33" style:family="paragraph" style:parent-style-name="Text_20_body">
      <style:text-properties officeooo:rsid="00390f94" officeooo:paragraph-rsid="00390f94"/>
    </style:style>
    <style:style style:name="P34" style:family="paragraph" style:parent-style-name="Text_20_body">
      <style:text-properties officeooo:rsid="002e7658" officeooo:paragraph-rsid="003a02fe"/>
    </style:style>
    <style:style style:name="P35" style:family="paragraph" style:parent-style-name="Text_20_body">
      <style:text-properties officeooo:rsid="003adba0" officeooo:paragraph-rsid="003adba0"/>
    </style:style>
    <style:style style:name="P36" style:family="paragraph" style:parent-style-name="Text_20_body">
      <style:text-properties style:font-name="Liberation Serif" fo:font-size="12pt" fo:language="de" fo:country="DE" fo:font-weight="normal" officeooo:rsid="00390f94" officeooo:paragraph-rsid="00390f94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0" style:font-name="Monospace" fo:font-size="10pt" style:font-size-asian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de" fo:country="DE" style:font-size-asian="12pt" style:language-asian="en" style:country-asian="US" style:font-size-complex="12pt" style:language-complex="ar" style:country-complex="SA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de" fo:country="DE" officeooo:paragraph-rsid="00317f53" style:font-size-asian="12pt" style:language-asian="en" style:country-asian="US" style:font-size-complex="12pt" style:language-complex="ar" style:country-complex="SA"/>
    </style:style>
    <style:style style:name="P4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Liberation Serif" fo:font-size="12pt" fo:language="de" fo:country="DE" style:font-size-asian="12pt" style:language-asian="en" style:country-asian="US" style:font-size-complex="12pt" style:language-complex="ar" style:country-complex="SA"/>
    </style:style>
    <style:style style:name="P4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</style:style>
    <style:style style:name="P4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size="12pt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.199cm" loext:contextual-spacing="false" fo:text-indent="0cm" style:auto-text-indent="false">
        <style:tab-stops/>
      </style:paragraph-properties>
      <style:text-properties fo:font-size="12pt" officeooo:paragraph-rsid="00317f53" style:font-size-asian="12pt" style:font-size-complex="12pt"/>
    </style:style>
    <style:style style:name="P45" style:family="paragraph" style:parent-style-name="Standard">
      <style:paragraph-properties fo:margin-top="0cm" fo:margin-bottom="0.15cm" loext:contextual-spacing="false"/>
      <style:text-properties officeooo:rsid="001e3c24" officeooo:paragraph-rsid="0030cd79"/>
    </style:style>
    <style:style style:name="P46" style:family="paragraph" style:parent-style-name="Standard">
      <style:paragraph-properties fo:margin-top="0cm" fo:margin-bottom="0.15cm" loext:contextual-spacing="false"/>
      <style:text-properties style:font-name="Liberation Serif" fo:font-size="12pt" fo:language="de" fo:country="DE" officeooo:rsid="001e3c24" officeooo:paragraph-rsid="0030cd79" style:font-size-asian="12pt" style:language-asian="en" style:country-asian="US" style:font-size-complex="12pt" style:language-complex="ar" style:country-complex="SA"/>
    </style:style>
    <style:style style:name="P47" style:family="paragraph" style:parent-style-name="Standard">
      <style:paragraph-properties fo:margin-top="0cm" fo:margin-bottom="0.199cm" loext:contextual-spacing="false"/>
      <style:text-properties fo:font-size="12pt" officeooo:paragraph-rsid="00373295" style:font-size-asian="12pt" style:font-size-complex="12pt"/>
    </style:style>
    <style:style style:name="P48" style:family="paragraph" style:parent-style-name="List_20_Paragraph">
      <style:paragraph-properties fo:margin-left="1.27cm" fo:margin-right="0cm" fo:text-indent="-0.635cm" style:auto-text-indent="false">
        <style:tab-stops/>
      </style:paragraph-properties>
    </style:style>
    <style:style style:name="P49" style:family="paragraph" style:parent-style-name="Text_20_body">
      <style:paragraph-properties fo:break-before="page"/>
      <style:text-properties officeooo:rsid="001dc019" officeooo:paragraph-rsid="001dc019"/>
    </style:style>
    <style:style style:name="P50" style:family="paragraph" style:parent-style-name="Standard" style:list-style-name="L5">
      <style:text-properties fo:font-weight="normal" officeooo:rsid="0029ec34" officeooo:paragraph-rsid="0029ec34" style:font-weight-asian="normal" style:font-weight-complex="normal"/>
    </style:style>
    <style:style style:name="P51" style:family="paragraph" style:parent-style-name="Standard" style:list-style-name="L5">
      <style:text-properties style:font-name="Liberation Serif" fo:font-size="12pt" fo:language="de" fo:country="DE" fo:font-weight="normal" officeooo:rsid="002a93a6" officeooo:paragraph-rsid="002a93a6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52" style:family="paragraph" style:parent-style-name="Text_20_body" style:list-style-name="L1">
      <style:text-properties officeooo:rsid="0004ecb8" officeooo:paragraph-rsid="001e3c24"/>
    </style:style>
    <style:style style:name="P53" style:family="paragraph" style:parent-style-name="Text_20_body" style:list-style-name="L1">
      <style:text-properties officeooo:rsid="0004ecb8" officeooo:paragraph-rsid="0004ecb8"/>
    </style:style>
    <style:style style:name="P54" style:family="paragraph" style:parent-style-name="Text_20_body" style:list-style-name="L1">
      <style:text-properties officeooo:rsid="001e6b6e" officeooo:paragraph-rsid="001e6b6e"/>
    </style:style>
    <style:style style:name="P55" style:family="paragraph" style:parent-style-name="Text_20_body" style:list-style-name="L2">
      <style:text-properties officeooo:rsid="0006e1e7" officeooo:paragraph-rsid="0006e1e7"/>
    </style:style>
    <style:style style:name="P56" style:family="paragraph" style:parent-style-name="Text_20_body" style:list-style-name="L3">
      <style:text-properties officeooo:rsid="000b6caa" officeooo:paragraph-rsid="000b6caa"/>
    </style:style>
    <style:style style:name="P57" style:family="paragraph" style:parent-style-name="Text_20_body" style:list-style-name="L3">
      <style:text-properties fo:font-style="normal" officeooo:rsid="000b6caa" officeooo:paragraph-rsid="000b6caa" style:font-style-asian="normal" style:font-style-complex="normal"/>
    </style:style>
    <style:style style:name="P58" style:family="paragraph" style:parent-style-name="Text_20_body" style:list-style-name="L3">
      <style:text-properties officeooo:rsid="0029ec34" officeooo:paragraph-rsid="0029ec34"/>
    </style:style>
    <style:style style:name="P59" style:family="paragraph" style:parent-style-name="Text_20_body" style:list-style-name="L3">
      <style:text-properties officeooo:rsid="000a681b" officeooo:paragraph-rsid="000a681b"/>
    </style:style>
    <style:style style:name="P60" style:family="paragraph" style:parent-style-name="Text_20_body" style:list-style-name="L4">
      <style:text-properties officeooo:paragraph-rsid="00130ce3"/>
    </style:style>
    <style:style style:name="P61" style:family="paragraph" style:parent-style-name="Text_20_body" style:list-style-name="L4">
      <style:text-properties officeooo:rsid="0008c6b6" officeooo:paragraph-rsid="0008c6b6"/>
    </style:style>
    <style:style style:name="P62" style:family="paragraph" style:parent-style-name="Text_20_body" style:list-style-name="L4">
      <style:text-properties officeooo:rsid="000c4082" officeooo:paragraph-rsid="000c4082"/>
    </style:style>
    <style:style style:name="P63" style:family="paragraph" style:parent-style-name="Text_20_body" style:list-style-name="L4">
      <style:text-properties officeooo:rsid="000e4732" officeooo:paragraph-rsid="000e4732"/>
    </style:style>
    <style:style style:name="P64" style:family="paragraph" style:parent-style-name="Text_20_body" style:list-style-name="L4">
      <style:text-properties officeooo:rsid="000fa093" officeooo:paragraph-rsid="000fa093"/>
    </style:style>
    <style:style style:name="P65" style:family="paragraph" style:parent-style-name="Text_20_body" style:list-style-name="L4">
      <style:text-properties officeooo:rsid="000fa093" officeooo:paragraph-rsid="0011407a"/>
    </style:style>
    <style:style style:name="P66" style:family="paragraph" style:parent-style-name="Text_20_body" style:list-style-name="L4">
      <style:text-properties officeooo:rsid="00130ce3" officeooo:paragraph-rsid="00130ce3"/>
    </style:style>
    <style:style style:name="P67" style:family="paragraph" style:parent-style-name="Text_20_body" style:list-style-name="L6">
      <style:text-properties officeooo:rsid="0013b809" officeooo:paragraph-rsid="0013b809"/>
    </style:style>
    <style:style style:name="P68" style:family="paragraph" style:parent-style-name="Text_20_body" style:list-style-name="L8">
      <style:text-properties officeooo:rsid="0013b809" officeooo:paragraph-rsid="0013b809"/>
    </style:style>
    <style:style style:name="P69" style:family="paragraph" style:parent-style-name="Text_20_body" style:list-style-name="L7">
      <style:text-properties style:font-name="Liberation Serif" fo:font-size="12pt" fo:language="de" fo:country="DE" fo:font-weight="normal" officeooo:rsid="00390f94" officeooo:paragraph-rsid="00390f94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70" style:family="paragraph" style:parent-style-name="Text_20_body" style:list-style-name="L10">
      <style:text-properties officeooo:rsid="0024fcc9" officeooo:paragraph-rsid="0024fcc9"/>
    </style:style>
    <style:style style:name="P71" style:family="paragraph" style:parent-style-name="Text_20_body" style:list-style-name="L11">
      <style:text-properties officeooo:rsid="0014bbb1" officeooo:paragraph-rsid="0026e536"/>
    </style:style>
    <style:style style:name="P72" style:family="paragraph" style:parent-style-name="Text_20_body" style:list-style-name="L11">
      <style:text-properties officeooo:rsid="00164b1c" officeooo:paragraph-rsid="0026e536"/>
    </style:style>
    <style:style style:name="P73" style:family="paragraph" style:parent-style-name="Text_20_body" style:list-style-name="L12">
      <style:text-properties officeooo:rsid="001d819e" officeooo:paragraph-rsid="001d819e"/>
    </style:style>
    <style:style style:name="P74" style:family="paragraph" style:parent-style-name="Text_20_body" style:list-style-name="L14">
      <style:text-properties officeooo:rsid="001d819e" officeooo:paragraph-rsid="001d819e"/>
    </style:style>
    <style:style style:name="P75" style:family="paragraph" style:parent-style-name="Text_20_body" style:list-style-name="L12">
      <style:text-properties officeooo:rsid="001dc019" officeooo:paragraph-rsid="001dc019"/>
    </style:style>
    <style:style style:name="P76" style:family="paragraph" style:parent-style-name="Text_20_body" style:list-style-name="L12">
      <style:text-properties officeooo:rsid="001dc019" officeooo:paragraph-rsid="0022fc88"/>
    </style:style>
    <style:style style:name="P77" style:family="paragraph" style:parent-style-name="Text_20_body" style:list-style-name="L12">
      <style:text-properties officeooo:rsid="001dc019" officeooo:paragraph-rsid="0026e536"/>
    </style:style>
    <style:style style:name="P78" style:family="paragraph" style:parent-style-name="Text_20_body" style:list-style-name="L13">
      <style:text-properties officeooo:rsid="001dc019" officeooo:paragraph-rsid="001dc019"/>
    </style:style>
    <style:style style:name="P79" style:family="paragraph" style:parent-style-name="Text_20_body" style:list-style-name="L12">
      <style:text-properties officeooo:rsid="0022fc88" officeooo:paragraph-rsid="0022fc88"/>
    </style:style>
    <style:style style:name="P80" style:family="paragraph" style:parent-style-name="Text_20_body" style:list-style-name="L12">
      <style:text-properties officeooo:rsid="0022fc88" officeooo:paragraph-rsid="00235f5b"/>
    </style:style>
    <style:style style:name="P81" style:family="paragraph" style:parent-style-name="Text_20_body" style:list-style-name="L12">
      <style:text-properties officeooo:rsid="00235f5b" officeooo:paragraph-rsid="00235f5b"/>
    </style:style>
    <style:style style:name="P82" style:family="paragraph" style:parent-style-name="Text_20_body" style:list-style-name="L13">
      <style:text-properties officeooo:paragraph-rsid="001dc019"/>
    </style:style>
    <style:style style:name="P83" style:family="paragraph" style:parent-style-name="Text_20_body" style:list-style-name="L14">
      <style:text-properties officeooo:rsid="003c83c5" officeooo:paragraph-rsid="003c83c5"/>
    </style:style>
    <style:style style:name="P84" style:family="paragraph" style:parent-style-name="Text_20_body" style:list-style-name="L14">
      <style:text-properties officeooo:rsid="0018f94f" officeooo:paragraph-rsid="0018f94f"/>
    </style:style>
    <style:style style:name="P85" style:family="paragraph" style:parent-style-name="Text_20_body" style:list-style-name="L14">
      <style:text-properties officeooo:rsid="003c54a0" officeooo:paragraph-rsid="003c54a0"/>
    </style:style>
    <style:style style:name="P86" style:family="paragraph" style:parent-style-name="Text_20_body" style:list-style-name="L14">
      <style:text-properties officeooo:rsid="003b14bb" officeooo:paragraph-rsid="003b14bb"/>
    </style:style>
    <style:style style:name="P87" style:family="paragraph" style:parent-style-name="Text_20_body" style:list-style-name="L14">
      <style:text-properties officeooo:rsid="003a02fe" officeooo:paragraph-rsid="003a02fe"/>
    </style:style>
    <style:style style:name="P88" style:family="paragraph" style:parent-style-name="Text_20_body" style:list-style-name="L14">
      <style:text-properties officeooo:rsid="001ab4d8" officeooo:paragraph-rsid="001ab4d8"/>
    </style:style>
    <style:style style:name="P89" style:family="paragraph" style:parent-style-name="Text_20_body" style:list-style-name="L14">
      <style:text-properties officeooo:rsid="003f844d" officeooo:paragraph-rsid="003f844d"/>
    </style:style>
    <style:style style:name="P90" style:family="paragraph" style:parent-style-name="Heading_20_1">
      <style:text-properties officeooo:rsid="0006e1e7" officeooo:paragraph-rsid="0006e1e7"/>
    </style:style>
    <style:style style:name="P91" style:family="paragraph" style:parent-style-name="Heading_20_1">
      <style:text-properties officeooo:rsid="002dedb2" officeooo:paragraph-rsid="002dedb2"/>
    </style:style>
    <style:style style:name="P92" style:family="paragraph" style:parent-style-name="Heading_20_2">
      <style:text-properties officeooo:rsid="00390f94" officeooo:paragraph-rsid="00390f94"/>
    </style:style>
    <style:style style:name="P93" style:family="paragraph" style:parent-style-name="Heading_20_2">
      <style:text-properties officeooo:paragraph-rsid="0026e536"/>
    </style:style>
    <style:style style:name="P94" style:family="paragraph" style:parent-style-name="List_20_Paragraph" style:list-style-name="L9">
      <style:paragraph-properties>
        <style:tab-stops/>
      </style:paragraph-properties>
      <style:text-properties fo:font-size="12pt" style:font-size-asian="12pt" style:font-size-complex="12pt"/>
    </style:style>
    <style:style style:name="P95" style:family="paragraph" style:parent-style-name="List_20_Paragraph" style:list-style-name="WWNum1">
      <style:paragraph-properties fo:margin-left="1.27cm" fo:margin-right="0cm" fo:text-indent="-0.635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96" style:family="paragraph" style:parent-style-name="List_20_Paragraph" style:list-style-name="WWNum1">
      <style:paragraph-properties fo:margin-left="0.635cm" fo:margin-right="0cm" fo:text-indent="0cm" style:auto-text-indent="false">
        <style:tab-stops/>
      </style:paragraph-properties>
      <style:text-properties style:font-name="Liberation Serif" fo:font-size="12pt" officeooo:rsid="00303470" officeooo:paragraph-rsid="00303470" style:font-size-asian="12pt" style:font-size-complex="12pt"/>
    </style:style>
    <style:style style:name="P97" style:family="paragraph" style:parent-style-name="List_20_Paragraph" style:list-style-name="L9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Times New Roman" fo:font-size="12pt" fo:language="de" fo:country="DE" style:font-size-asian="12pt" style:language-asian="en" style:country-asian="US" style:font-size-complex="12pt" style:language-complex="ar" style:country-complex="SA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3bb34"/>
    </style:style>
    <style:style style:name="T3" style:family="text">
      <style:text-properties fo:language="de" fo:country="DE" style:language-asian="en" style:country-asian="US" style:language-complex="ar" style:country-complex="SA"/>
    </style:style>
    <style:style style:name="T4" style:family="text">
      <style:text-properties fo:language="de" fo:country="DE" officeooo:rsid="0033af48" style:language-asian="en" style:country-asian="US" style:language-complex="ar" style:country-complex="SA"/>
    </style:style>
    <style:style style:name="T5" style:family="text">
      <style:text-properties fo:language="de" fo:country="DE" fo:font-style="italic" style:language-asian="en" style:country-asian="US" style:font-style-asian="italic" style:language-complex="ar" style:country-complex="SA" style:font-style-complex="italic"/>
    </style:style>
    <style:style style:name="T6" style:family="text">
      <style:text-properties fo:language="de" fo:country="DE" officeooo:rsid="00373295"/>
    </style:style>
    <style:style style:name="T7" style:family="text">
      <style:text-properties officeooo:rsid="000b6ca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b6caa" style:font-style-asian="italic" style:font-style-complex="italic"/>
    </style:style>
    <style:style style:name="T10" style:family="text">
      <style:text-properties fo:font-style="italic" officeooo:rsid="001dc019" style:font-style-asian="italic" style:font-style-complex="italic"/>
    </style:style>
    <style:style style:name="T11" style:family="text">
      <style:text-properties fo:font-style="italic" officeooo:rsid="0022fc88" style:font-style-asian="italic" style:font-style-complex="italic"/>
    </style:style>
    <style:style style:name="T12" style:family="text">
      <style:text-properties fo:font-style="italic" officeooo:rsid="00298cbf" style:font-style-asian="italic" style:font-style-complex="italic"/>
    </style:style>
    <style:style style:name="T13" style:family="text">
      <style:text-properties fo:font-style="italic" officeooo:rsid="002dedb2" style:font-style-asian="italic" style:font-style-complex="italic"/>
    </style:style>
    <style:style style:name="T14" style:family="text">
      <style:text-properties fo:font-style="italic" officeooo:rsid="00130ce3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364c9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b6caa" style:font-style-asian="normal" style:font-style-complex="normal"/>
    </style:style>
    <style:style style:name="T19" style:family="text">
      <style:text-properties fo:font-style="normal" officeooo:rsid="0022fc88" style:font-style-asian="normal" style:font-style-complex="normal"/>
    </style:style>
    <style:style style:name="T20" style:family="text">
      <style:text-properties fo:font-style="normal" officeooo:rsid="00298cbf" style:font-style-asian="normal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fa093"/>
    </style:style>
    <style:style style:name="T23" style:family="text">
      <style:text-properties officeooo:rsid="0011407a"/>
    </style:style>
    <style:style style:name="T24" style:family="text">
      <style:text-properties officeooo:rsid="0012cc7e"/>
    </style:style>
    <style:style style:name="T25" style:family="text">
      <style:text-properties officeooo:rsid="0017157e"/>
    </style:style>
    <style:style style:name="T26" style:family="text">
      <style:text-properties officeooo:rsid="001dc019"/>
    </style:style>
    <style:style style:name="T27" style:family="text">
      <style:text-properties style:font-name="Liberation Serif" fo:font-size="12pt" fo:language="de" fo:country="DE" style:font-size-asian="12pt" style:language-asian="en" style:country-asian="US" style:font-size-complex="12pt" style:language-complex="ar" style:country-complex="SA"/>
    </style:style>
    <style:style style:name="T28" style:family="text">
      <style:text-properties style:font-name="Liberation Serif" fo:font-size="12pt" fo:language="de" fo:country="DE" officeooo:rsid="0006e1e7" style:font-size-asian="12pt" style:language-asian="en" style:country-asian="US" style:font-size-complex="12pt" style:language-complex="ar" style:country-complex="SA"/>
    </style:style>
    <style:style style:name="T29" style:family="text">
      <style:text-properties style:font-name="Liberation Serif" fo:font-size="12pt" fo:language="de" fo:country="DE" officeooo:rsid="0029ec34" style:font-size-asian="12pt" style:language-asian="en" style:country-asian="US" style:font-size-complex="12pt" style:language-complex="ar" style:country-complex="SA"/>
    </style:style>
    <style:style style:name="T30" style:family="text">
      <style:text-properties style:font-name="Liberation Serif" fo:font-size="12pt" fo:language="de" fo:country="DE" officeooo:rsid="002a93a6" style:font-size-asian="12pt" style:language-asian="en" style:country-asian="US" style:font-size-complex="12pt" style:language-complex="ar" style:country-complex="SA"/>
    </style:style>
    <style:style style:name="T31" style:family="text">
      <style:text-properties style:font-name="Liberation Serif" fo:font-size="12pt" fo:language="de" fo:country="DE" officeooo:rsid="002dedb2" style:font-size-asian="12pt" style:language-asian="en" style:country-asian="US" style:font-size-complex="12pt" style:language-complex="ar" style:country-complex="SA"/>
    </style:style>
    <style:style style:name="T32" style:family="text">
      <style:text-properties style:font-name="Liberation Serif" fo:font-size="12pt" fo:language="de" fo:country="DE" officeooo:rsid="0030c13a" style:font-size-asian="12pt" style:language-asian="en" style:country-asian="US" style:font-size-complex="12pt" style:language-complex="ar" style:country-complex="SA"/>
    </style:style>
    <style:style style:name="T33" style:family="text">
      <style:text-properties style:font-name="Liberation Serif" fo:font-size="12pt" fo:language="de" fo:country="DE" officeooo:rsid="00373295" style:font-size-asian="12pt" style:language-asian="en" style:country-asian="US" style:font-size-complex="12pt" style:language-complex="ar" style:country-complex="SA"/>
    </style:style>
    <style:style style:name="T34" style:family="text">
      <style:text-properties style:font-name="Liberation Serif" fo:font-size="12pt" fo:language="de" fo:country="DE" officeooo:rsid="00390f94" style:font-size-asian="12pt" style:language-asian="en" style:country-asian="US" style:font-size-complex="12pt" style:language-complex="ar" style:country-complex="SA"/>
    </style:style>
    <style:style style:name="T35" style:family="text">
      <style:text-properties style:font-name="Liberation Serif" fo:font-size="12pt" fo:language="de" fo:country="DE" fo:font-style="italic" officeooo:rsid="00276ac8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T36" style:family="text">
      <style:text-properties style:font-name="Liberation Serif" fo:font-size="12pt" fo:language="de" fo:country="DE" fo:font-style="italic" fo:font-weight="normal" style:font-size-asian="12pt" style:language-asian="en" style:country-asian="US" style:font-style-asian="italic" style:font-weight-asian="normal" style:font-size-complex="12pt" style:language-complex="ar" style:country-complex="SA" style:font-style-complex="italic" style:font-weight-complex="normal"/>
    </style:style>
    <style:style style:name="T37" style:family="text">
      <style:text-properties style:font-name="Liberation Serif" fo:font-size="12pt" fo:language="de" fo:country="DE" fo:font-style="italic" fo:font-weight="normal" officeooo:rsid="00276ac8" style:font-size-asian="12pt" style:language-asian="en" style:country-asian="US" style:font-style-asian="italic" style:font-weight-asian="normal" style:font-size-complex="12pt" style:language-complex="ar" style:country-complex="SA" style:font-style-complex="italic" style:font-weight-complex="normal"/>
    </style:style>
    <style:style style:name="T38" style:family="text">
      <style:text-properties style:font-name="Liberation Serif" fo:font-size="12pt" fo:language="de" fo:country="DE" fo:font-style="italic" fo:font-weight="normal" officeooo:rsid="003a02fe" style:font-size-asian="12pt" style:language-asian="en" style:country-asian="US" style:font-style-asian="italic" style:font-weight-asian="normal" style:font-size-complex="12pt" style:language-complex="ar" style:country-complex="SA" style:font-style-complex="italic" style:font-weight-complex="normal"/>
    </style:style>
    <style:style style:name="T39" style:family="text">
      <style:text-properties style:font-name="Liberation Serif" fo:font-size="12pt" fo:language="de" fo:country="DE" fo:font-weight="normal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40" style:family="text">
      <style:text-properties style:font-name="Liberation Serif" fo:font-size="12pt" fo:language="de" fo:country="DE" fo:font-weight="normal" officeooo:rsid="003a02fe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41" style:family="text">
      <style:text-properties officeooo:rsid="0022fc88"/>
    </style:style>
    <style:style style:name="T42" style:family="text">
      <style:text-properties officeooo:rsid="0024fcc9"/>
    </style:style>
    <style:style style:name="T43" style:family="text">
      <style:text-properties fo:color="#0000c0" style:font-name="Monospace" fo:font-size="10pt" style:font-size-asian="10pt"/>
    </style:style>
    <style:style style:name="T44" style:family="text">
      <style:text-properties fo:color="#000000" style:font-name="Monospace" fo:font-size="10pt" style:font-size-asian="10pt"/>
    </style:style>
    <style:style style:name="T45" style:family="text">
      <style:text-properties fo:color="#000000" style:font-name="Monospace" fo:font-size="10pt" fo:language="de" fo:country="DE" style:font-size-asian="10pt" style:language-asian="en" style:country-asian="US" style:language-complex="ar" style:country-complex="SA"/>
    </style:style>
    <style:style style:name="T46" style:family="text">
      <style:text-properties fo:color="#7f0055" style:font-name="Monospace" fo:font-size="10pt" fo:font-weight="bold" style:font-size-asian="10pt" style:font-weight-asian="bold"/>
    </style:style>
    <style:style style:name="T47" style:family="text">
      <style:text-properties fo:color="#6000c0" style:font-name="Monospace" fo:font-size="10pt" fo:font-style="italic" style:font-size-asian="10pt" style:font-style-asian="italic"/>
    </style:style>
    <style:style style:name="T48" style:family="text">
      <style:text-properties officeooo:rsid="0026e536"/>
    </style:style>
    <style:style style:name="T49" style:family="text">
      <style:text-properties officeooo:rsid="00298cbf"/>
    </style:style>
    <style:style style:name="T50" style:family="text">
      <style:text-properties officeooo:rsid="0029ec34"/>
    </style:style>
    <style:style style:name="T51" style:family="text">
      <style:text-properties officeooo:rsid="002dedb2"/>
    </style:style>
    <style:style style:name="T52" style:family="text">
      <style:text-properties officeooo:rsid="0030c13a"/>
    </style:style>
    <style:style style:name="T53" style:family="text">
      <style:text-properties style:font-name="Times New Roman" fo:font-size="11pt" fo:language="de" fo:country="DE" style:font-size-asian="11pt" style:language-asian="en" style:country-asian="US" style:font-size-complex="11pt" style:language-complex="ar" style:country-complex="SA"/>
    </style:style>
    <style:style style:name="T54" style:family="text">
      <style:text-properties style:font-name="Times New Roman" fo:language="de" fo:country="DE" style:language-asian="en" style:country-asian="US" style:language-complex="ar" style:country-complex="SA"/>
    </style:style>
    <style:style style:name="T55" style:family="text">
      <style:text-properties style:font-name="Times New Roman" fo:language="de" fo:country="DE" officeooo:rsid="00317f53" style:language-asian="en" style:country-asian="US" style:language-complex="ar" style:country-complex="SA"/>
    </style:style>
    <style:style style:name="T56" style:family="text">
      <style:text-properties style:font-name="Times New Roman" fo:language="de" fo:country="DE" officeooo:rsid="00373295" style:language-asian="en" style:country-asian="US" style:language-complex="ar" style:country-complex="SA"/>
    </style:style>
    <style:style style:name="T57" style:family="text">
      <style:text-properties style:font-name="Times New Roman" fo:language="de" fo:country="DE" fo:font-style="italic" style:language-asian="en" style:country-asian="US" style:font-style-asian="italic" style:language-complex="ar" style:country-complex="SA" style:font-style-complex="italic"/>
    </style:style>
    <style:style style:name="T58" style:family="text">
      <style:text-properties style:font-name="Times New Roman" fo:font-size="12pt" fo:language="de" fo:country="DE" style:font-size-asian="12pt" style:language-asian="en" style:country-asian="US" style:font-size-complex="12pt" style:language-complex="ar" style:country-complex="SA"/>
    </style:style>
    <style:style style:name="T59" style:family="text">
      <style:text-properties style:font-name="Times New Roman" fo:font-size="12pt" fo:language="de" fo:country="DE" officeooo:rsid="00373295" style:font-size-asian="12pt" style:language-asian="en" style:country-asian="US" style:font-size-complex="12pt" style:language-complex="ar" style:country-complex="SA"/>
    </style:style>
    <style:style style:name="T60" style:family="text">
      <style:text-properties officeooo:rsid="00317f53"/>
    </style:style>
    <style:style style:name="T61" style:family="text">
      <style:text-properties fo:font-weight="normal" officeooo:rsid="003364c9" style:font-weight-asian="normal" style:font-weight-complex="normal"/>
    </style:style>
    <style:style style:name="T62" style:family="text">
      <style:text-properties officeooo:rsid="0033af48"/>
    </style:style>
    <style:style style:name="T63" style:family="text">
      <style:text-properties officeooo:rsid="00373295"/>
    </style:style>
    <style:style style:name="T64" style:family="text">
      <style:text-properties officeooo:rsid="003a02fe"/>
    </style:style>
    <style:style style:name="T65" style:family="text">
      <style:text-properties officeooo:rsid="00130ce3"/>
    </style:style>
    <style:style style:name="T66" style:family="text">
      <style:text-properties officeooo:rsid="003b14bb"/>
    </style:style>
    <style:style style:name="T67" style:family="text">
      <style:text-properties officeooo:rsid="00354c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Einbau der MESSy Chemie in PALM</text:p>
      <text:p text:style-name="P2"/>
      <text:p text:style-name="P5">Klaus Ketelsen</text:p>
      <text:p text:style-name="P1"/>
      <text:p text:style-name="P1"/>
      <text:p text:style-name="P1"><text:date style:data-style-name="N80" text:date-value="2016-11-09T10:20:05.594979389">9. Nov. 2016</text:date></text:p>
      <text:p text:style-name="P1"/>
      <text:p text:style-name="P3"/>
      <text:h text:style-name="P90" text:outline-level="1"><text:span text:style-name="T2">S</text:span><text:span text:style-name="T1">t</text:span><text:span text:style-name="T6">r</text:span><text:span text:style-name="T1">ategie</text:span></text:h>
      <text:p text:style-name="P45"><text:span text:style-name="T28">F</text:span><text:span text:style-name="T27">ür das Stadtklimaprojekt ist es geplant eine auf den kinetischen Preprozessor kpp basierendes</text:span></text:p>
      <text:p text:style-name="P46">Chemiemodul in das Modell PALM einzubauen. Grundsätzlich gibt es zwei Möglichkeiten die kpp</text:p>
      <text:p text:style-name="P46">Chemie in PALM zu integrieren:</text:p>
      <text:h text:style-name="Heading_20_2" text:outline-level="2"><text:span text:style-name="T2">M</text:span><text:span text:style-name="T1">ESSy in PALM aufrufen </text:span></text:h>
      <text:p text:style-name="P27">In <text:s/>diesem Fall würde die Schnittstelle zwischen MESSy und dem PALM Modell neu programmiert. Danach könnten sämtliche MESSy Submodelle und die MESSy Datenstruktur in PALM verwendet werden. </text:p>
      <text:p text:style-name="P28">Für den Einbau müsste das MESSy <text:span text:style-name="T8">Base Model Interface Layer </text:span>(BMIL) für PALM neu entwickelt werden. Außerdem sind Anpassungen im <text:span text:style-name="T8">Submodel Interface Layer </text:span>(SMIL) erforderlich. </text:p>
      <text:h text:style-name="Heading_20_2" text:outline-level="2"><text:reference-mark text:name="kap12"/><text:span text:style-name="T52">kpp Handling </text:span>aus MESSy übernehmen</text:h>
      <text:p text:style-name="P16">Die zweite Alternative für den Einbau des Chemiemodells ist nur <text:s/>das Handling des kinetischen Preprocessors kpp aus Messe zu übernehmen. In diesem Fall müssen folgende Komponenten neu entwickelt werden:</text:p>
      <text:p text:style-name="P16"/>
      <text:list xml:id="list343154847802645383" text:style-name="L1">
        <text:list-item>
          <text:p text:style-name="P52">eigene Datenstruktur <text:span text:style-name="T49">für die chemischen Spezies</text:span></text:p>
        </text:list-item>
        <text:list-item>
          <text:p text:style-name="P53">Photolyse, Emission und Deposition</text:p>
        </text:list-item>
        <text:list-item>
          <text:p text:style-name="P54">Eingabe der Anfangswerte</text:p>
        </text:list-item>
      </text:list>
      <text:h text:style-name="P91" text:outline-level="1">Werkzeuge zum Generieren des kpp Codes</text:h>
      <text:p text:style-name="P19"><text:span text:style-name="T27">Für den Einsatz in PALM wurde die </text:span><text:span text:style-name="T32">Version aus </text:span><text:span text:style-name="T27">Kapitel </text:span><text:span text:style-name="T27"><text:reference-ref text:reference-format="chapter" text:ref-name="kap12">1.2</text:reference-ref></text:span><text:span text:style-name="T27"> ausgewählt.</text:span></text:p>
      <text:p text:style-name="P9"/>
      <text:p text:style-name="P18"><text:span text:style-name="T27">In Subdirectory Baum </text:span><text:span text:style-name="T31">kpp_for_palm </text:span><text:span text:style-name="T27">sind die Komponenten zum generieren des Codes für die </text:span><text:span text:style-name="T29">kpp</text:span><text:span text:style-name="T27"> Chemie abgelegt. </text:span><text:span text:style-name="T33">Dieser Baum könnte später parallel zu SOURCE ins PALM Repository aufgenommen werden. </text:span></text:p>
      <text:h text:style-name="Heading_20_2" text:outline-level="2"><text:reference-mark text:name="kpp"/>kpp</text:h>
      <text:p text:style-name="P43"><text:span text:style-name="T54">Für den <text:s/>kinetischen Preprocessors </text:span><text:span text:style-name="T57">kpp </text:span><text:span text:style-name="T54">wird nicht die Version aus MESSy <text:s/>übernommen. Es wird stattdessen die aktuelle Version von dem unten angegebenen Link heruntergeladen.</text:span></text:p>
      <text:p text:style-name="P43"><text:soft-page-break/><text:span text:style-name="T54">Im Gegensatz zu MESSy werden in der vorliegenden ersten Version des Einbaus kpp in P</text:span><text:span text:style-name="T56">ALM</text:span><text:span text:style-name="T54"> keine Erweiterung vorgenommen. Es wird die Standardversion kpp verwendet und die im Kapitel </text:span><text:span text:style-name="T54"><text:reference-ref text:reference-format="chapter" text:ref-name="InputKPP">2.3.2</text:reference-ref></text:span><text:span text:style-name="T54"> beschriebenen Eingabedateien werden wie </text:span><text:span text:style-name="T57">kpp </text:span><text:span text:style-name="T54">User Manuals beschrieben angelegt.</text:span></text:p>
      <text:p text:style-name="P42"><text:span text:style-name="T58">Inwieweit die MESSy Erweiterung auch im </text:span><text:span text:style-name="T59">PALM</text:span><text:span text:style-name="T58"> gebraucht werden muss zu einem späteren Zeitpunkt geklärt werden.</text:span></text:p>
      <text:list xml:id="list1577821552360809489" text:style-name="L2">
        <text:list-item>
          <text:p text:style-name="P55">Download</text:p>
          <text:p text:style-name="P55">Download der Version kpp-2.2.3_Nov.2012.tar.gz von </text:p>
          <text:list>
            <text:list-header>
              <text:p text:style-name="P55">http://people.cs.vt.edu/~asandu/Software/Kpp/</text:p>
            </text:list-header>
          </text:list>
        </text:list-item>
        <text:list-item>
          <text:p text:style-name="P55">Installation</text:p>
        </text:list-item>
      </text:list>
      <text:list xml:id="list6054667377694150072" text:style-name="L3">
        <text:list-item>
          <text:list>
            <text:list-item>
              <text:p text:style-name="P56"><text:span text:style-name="T17">export KPP_HOME=</text:span><text:span text:style-name="T8">install_dir</text:span></text:p>
            </text:list-item>
            <text:list-item>
              <text:p text:style-name="P57">export PATH=$PATH:$ KPP_HOME/bin</text:p>
            </text:list-item>
            <text:list-item>
              <text:p text:style-name="P58"><text:span text:style-name="T18">m</text:span><text:span text:style-name="T17">ake</text:span></text:p>
            </text:list-item>
            <text:list-item>
              <text:p text:style-name="P59"><text:span text:style-name="T18">Datei</text:span><text:span text:style-name="T9"> </text:span><text:span text:style-name="T8">bin</text:span> vo<text:span text:style-name="T7">n</text:span> regulären File in Directory umgewandelt</text:p>
            </text:list-item>
            <text:list-item>
              <text:p text:style-name="P59">make <text:span text:style-name="T50">install</text:span></text:p>
            </text:list-item>
          </text:list>
        </text:list-item>
      </text:list>
      <text:h text:style-name="Heading_20_2" text:outline-level="2"><text:reference-mark text:name="kp4"/>kp<text:span text:style-name="T64">4</text:span></text:h>
      <text:p text:style-name="P13">kp4.<text:span text:style-name="T64">exe</text:span> ist ein zweiter Preprozessor, der den mit kpp generierten Code nach behandelt. Folgende Aufgaben übernommen.</text:p>
      <text:p text:style-name="P13"/>
      <text:list xml:id="list3939612143187563730" text:style-name="WWNum1">
        <text:list-item>
          <text:p text:style-name="P95"><text:span text:style-name="T63">k</text:span>pp generiert einzelne FORTRAN Files. Mit kp4 werden diese Files zu dem Modul kchem_kpp.f90 zusammengefasst.</text:p>
        </text:list-item>
        <text:list-item>
          <text:p text:style-name="P95">In dem von kpp generierten Code werden viele indirekte Adressierung verwendet. kp4 ersetzt diese indirekten Adressierungen durch feste Adressen. Dadurch wird der Code deutlich schneller.</text:p>
        </text:list-item>
        <text:list-item>
          <text:p text:style-name="P95">Optional kann ein Vektorcode erzeugt werden bei dem statt einer mehrere Gitterzellen parallel abgearbeitet werden. Die Vektorversion von kp4 muss noch für den Einsatz im <text:span text:style-name="T63">PALM</text:span> angepasst werden.</text:p>
        </text:list-item>
      </text:list>
      <text:p text:style-name="P48"/>
      <text:list xml:id="list102006186686042" text:continue-numbering="true" text:style-name="WWNum1">
        <text:list-header>
          <text:p text:style-name="P96">Übernahme aus MESSy und Anpassung der Installationsprozedur:</text:p>
        </text:list-header>
      </text:list>
      <text:list xml:id="list3659663401131769482" text:style-name="L4">
        <text:list-item>
          <text:p text:style-name="P61">Version</text:p>
          <text:list>
            <text:list-header>
              <text:p text:style-name="P61">cp -r $MESSY_ROOT/messy_2.52p1/messy/tools/kp4 .</text:p>
              <text:p text:style-name="P61">mv Makefile.m Makefile</text:p>
              <text:p text:style-name="P62">cd bin; mv kp4.ksh.orig kp4.ksh</text:p>
            </text:list-header>
          </text:list>
        </text:list-item>
        <text:list-item>
          <text:p text:style-name="P61">Installation</text:p>
          <text:list>
            <text:list-item>
              <text:p text:style-name="P62">Make</text:p>
            </text:list-item>
          </text:list>
        </text:list-item>
        <text:list-item>
          <text:p text:style-name="P62">Änderungen</text:p>
          <text:list>
            <text:list-item>
              <text:p text:style-name="P63"><text:span text:style-name="T49">Die </text:span>Directory <text:span text:style-name="T8">bin </text:span>parallel zu <text:span text:style-name="T8">src </text:span><text:span text:style-name="T20">gelegt</text:span><text:span text:style-name="T12">.</text:span></text:p>
            </text:list-item>
            <text:list-item>
              <text:p text:style-name="P63"><text:soft-page-break/>kp4.ksh Script angepasst</text:p>
              <text:list>
                <text:list-item>
                  <text:p text:style-name="P64">Default Arguments angepasst</text:p>
                </text:list-item>
                <text:list-item>
                  <text:p text:style-name="P64">initialize_indexarrays aus KPP_SUBROUTINE_LIST gestrichen</text:p>
                </text:list-item>
                <text:list-item>
                  <text:p text:style-name="P65"><text:span text:style-name="T23">k_SIV_H2O2</text:span> aus KPP_SUBROUTINE_LIST gestrichen</text:p>
                </text:list-item>
                <text:list-item>
                  <text:p text:style-name="P65"><text:span text:style-name="T23">k_3rd_iupac</text:span> aus KPP_SUBROUTINE_LIST gestrichen</text:p>
                </text:list-item>
                <text:list-item>
                  <text:p text:style-name="P66">Precision <text:span text:style-name="T22">aus KPP_SUBROUTINE_LIST gestrichen</text:span></text:p>
                  <text:list>
                    <text:list-item>
                      <text:p text:style-name="P60"><text:span text:style-name="T65">Default Precision aus dem PALM Module </text:span><text:span text:style-name="T14">mo_kinds </text:span><text:span text:style-name="T65">wird verwende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h text:style-name="P92" text:outline-level="2"><text:reference-mark text:name="kpp_for_palm"/>KPP_FOR_PALM</text:h>
      <text:p text:style-name="P17"><text:span text:style-name="T27">In diesem Subdirectory Baum sind die Komponenten zum generieren des Codes für die </text:span><text:span text:style-name="T29">kpp</text:span><text:span text:style-name="T27"> Chemie abgelegt. </text:span><text:span text:style-name="T34">KPP_FOR_PALM liegt parallel zur SOURCE Directory im PALM repository. </text:span><text:span text:style-name="T29">Sowohl kpp als auch kp4 sind vorinstalliert und können wie folgt generiert werden:</text:span></text:p>
      <text:p text:style-name="P10"/>
      <text:list xml:id="list11607098721539921" text:style-name="L5">
        <text:list-item>
          <text:p text:style-name="P50"><text:span text:style-name="T27">cd kpp_for_palm/kpp; </text:span><text:span text:style-name="T30">make</text:span></text:p>
        </text:list-item>
        <text:list-item>
          <text:p text:style-name="P51">cd ../kp4; make install</text:p>
        </text:list-item>
      </text:list>
      <text:p text:style-name="P11"/>
      <text:h text:style-name="Heading_20_3" text:outline-level="3">Aufruf kp4</text:h>
      <text:p text:style-name="P35">kp4.ksh ist ein Script, dass aus den kpp Eingabefiles (Kap. <text:reference-ref text:reference-format="chapter" text:ref-name="InputKPP">2.3.2</text:reference-ref>) das Module <text:span text:style-name="T8">kchem_kpp.f90</text:span> erzeugt. <text:span text:style-name="T8">kchem_kpp.f90 </text:span>kann direkt im PALM Kontext übersetzt werden. </text:p>
      <text:p text:style-name="P22">Vor dem Aufruf von kp4 muss KPP_HOME im <text:span text:style-name="T51">folgenden </text:span>Script gesetzt werden!</text:p>
      <text:p text:style-name="P22"><text:tab/><text:span text:style-name="T51">kpp_for_palm/kp4/bin/kp4.ksh</text:span></text:p>
      <text:p text:style-name="P22">Aufrufparameter:</text:p>
      <text:list xml:id="list1237916022585178130" text:style-name="L6">
        <text:list-item>
          <text:p text:style-name="P67">-<text:span text:style-name="T51">o</text:span> dir<text:tab/><text:tab/>Directory, in der das kpp Modul <text:span text:style-name="T13">kchem_kpp.f90 </text:span>geschrieben werden soll</text:p>
        </text:list-item>
        <text:list-item>
          <text:p text:style-name="P67">-<text:span text:style-name="T51">d dir<text:tab/><text:tab/>Directory, in der die Definitionsfiles abgelegt sind</text:span></text:p>
        </text:list-item>
        <text:list-item>
          <text:p text:style-name="P67">-k<text:tab/><text:tab/>Arbeitsverzeichnis wird nicht gelöscht</text:p>
        </text:list-item>
        <text:list-item>
          <text:p text:style-name="P67">-p<text:tab/><text:tab/>Prefix</text:p>
        </text:list-item>
      </text:list>
      <text:p text:style-name="P33">Im Verzeichnis <text:s/><text:span text:style-name="T39">KPP_FOR_PALM liegt ein Script </text:span><text:span text:style-name="T36">run_kp4.ksh </text:span><text:span text:style-name="T39">mit folgenden Funktionen:</text:span></text:p>
      <text:list xml:id="list1028341014480884907" text:style-name="L7">
        <text:list-item>
          <text:p text:style-name="P69">Generieren kpp</text:p>
        </text:list-item>
        <text:list-item>
          <text:p text:style-name="P69">Generieren kp4</text:p>
        </text:list-item>
        <text:list-item>
          <text:p text:style-name="P69">Erzeugen kchem_kpp.f90 im Directory SOURCE</text:p>
        </text:list-item>
      </text:list>
      <text:p text:style-name="P33"><text:span text:style-name="T36">run_kp4.ksh </text:span><text:span text:style-name="T39">ist so voreingestellt, dass der Code für das Beispiel small_strato erzeugt wird.</text:span></text:p>
      <text:p text:style-name="P36"/>
      <text:h text:style-name="Heading_20_3" text:outline-level="3"><text:soft-page-break/><text:reference-mark text:name="InputKPP"/>Input Files KP4</text:h>
      <text:p text:style-name="P26">in der mit -d angewählten Directory müssen folgende Dateien abgelegt werden:</text:p>
      <text:list xml:id="list6158388007831429746" text:style-name="L8">
        <text:list-item>
          <text:p text:style-name="P68">Prefix.kpp</text:p>
        </text:list-item>
        <text:list-item>
          <text:p text:style-name="P68">model.spc</text:p>
        </text:list-item>
        <text:list-item>
          <text:p text:style-name="P68">model.eqn</text:p>
        </text:list-item>
      </text:list>
      <text:p text:style-name="P34">Bei diesen Dateien handelt es sich um Input Files des kpp Preprocessors. Das kpp User <text:span text:style-name="T64">M</text:span>anual befindet sich in kpp_for_palm/kpp/doc. Diese Beschreibung befindet sich in <text:s/>kpp_for_palm/kp4/doc. </text:p>
      <text:p text:style-name="P34"><text:span text:style-name="T64">Im Verzeichnis <text:s/></text:span><text:span text:style-name="T40">KPP_FOR_PALM/kp4 (Kap. </text:span><text:span text:style-name="T40"><text:reference-ref text:reference-format="chapter" text:ref-name="kpp_for_palm">2.3</text:reference-ref></text:span><text:span text:style-name="T40">) befinden sich in </text:span><text:span text:style-name="T38">def_chapman</text:span><text:span text:style-name="T40"> und </text:span><text:span text:style-name="T38">def_small_strato</text:span><text:span text:style-name="T40"> zwei Beispiele für einen kpp Input. </text:span></text:p>
      <text:h text:style-name="Heading_20_1" text:outline-level="1">palm</text:h>
      <text:p text:style-name="P47"><text:span text:style-name="T56">Dieses</text:span><text:span text:style-name="T54"> Kapitel beschreibt die erforderlichen Änderungen um die kpp Chemie im </text:span><text:span text:style-name="T56">PALM</text:span><text:span text:style-name="T54"> einzubauen.</text:span></text:p>
      <text:p text:style-name="P20"><text:span text:style-name="T56">I</text:span><text:span text:style-name="T54">n der <text:s/>vorliegenden Version sind folgende Komponenten installiert</text:span></text:p>
      <text:p text:style-name="P21"/>
      <text:list xml:id="list6546662642413763911" text:style-name="L9">
        <text:list-item>
          <text:p text:style-name="P97">Aufruf des Integrators der kpp Chemie aus prognostic_equations.</text:p>
        </text:list-item>
        <text:list-item>
          <text:p text:style-name="P94">Transport der chemischen Spezies ähnlich wie bei passiv_scalar.</text:p>
          <text:p text:style-name="P94"/>
        </text:list-item>
        <text:list-item>
          <text:p text:style-name="P94">Ausgabe der chemischen Spezies als 3-D Felder.</text:p>
        </text:list-item>
      </text:list>
      <text:p text:style-name="P44"><text:span text:style-name="T53">E</text:span><text:span text:style-name="T54">s wird zurzeit nur die Cache Version des </text:span><text:span text:style-name="T56">PALM</text:span><text:span text:style-name="T54">-</text:span><text:span text:style-name="T55">M</text:span><text:span text:style-name="T54">odells unterstützt. Die Vektor und die GPU</text:span></text:p>
      <text:p text:style-name="P40">Version können bei Bedarf seinen späteren Zeitpunkt nachgerüstet werden.</text:p>
      <text:p text:style-name="P39"/>
      <text:p text:style-name="P42"><text:span text:style-name="T58">Es wird darauf hingewiesen dass die im Kapitel </text:span><text:span text:style-name="T58"><text:reference-ref text:reference-format="chapter" text:ref-name="kp4">2.2</text:reference-ref></text:span><text:span text:style-name="T58"> beschriebene Vektorversion des kpp auch in die </text:span><text:span text:style-name="T59">PALM </text:span><text:span text:style-name="T58">Cache Version eingebaut werden kann.</text:span></text:p>
      <text:p text:style-name="P31">Alle kpp Chemie Routine in <text:span text:style-name="T63">PALM</text:span> beginnen mit <text:span text:style-name="T21">kchem_. </text:span><text:span text:style-name="T61">Alle die Chemie betreffenden Änderungen sind in </text:span><text:span text:style-name="T16">#ifdef KPP_CHEM</text:span><text:span text:style-name="T61"> eingeschlossen. Es ist grundsätzlich zu überlegen, ob die Preprocessor Directive beibehalten werden soll oder ob die Ausführung der Chemie nur über die Variable </text:span><text:span text:style-name="T37">use_kpp_chemistry </text:span><text:span text:style-name="T61">gesteuert werden soll. </text:span></text:p>
      <text:h text:style-name="Heading_20_2" text:outline-level="2">kchem_<text:span text:style-name="T42">kpp</text:span>.f90</text:h>
      <text:p text:style-name="P12">Das Modul <text:span text:style-name="T8">kchem_kpp</text:span> beinhaltet den mit <text:span text:style-name="T8">kpp</text:span> und <text:span text:style-name="T8">kp4 </text:span>automatisch generierten Code.</text:p>
      <text:p text:style-name="P12"/>
      <text:p text:style-name="P12">Der automatisch generierte Code in kchem_kpp lässt sich zurzeit noch nicht OpenMP parallelisieren. Der Grund dafür sind <text:span text:style-name="T60">im Code vorhandene mit </text:span>SAVE deklarierte Variable.</text:p>
      <text:p text:style-name="Standard"/>
      <text:p text:style-name="Standard"/>
      <text:h text:style-name="Heading_20_2" text:outline-level="2">kche<text:span text:style-name="T24">m</text:span>_<text:span text:style-name="T42">driver</text:span>.f90</text:h>
      <text:p text:style-name="P12">kchem_driver ist die Schnittstelle zwischen kchem_kpp und dem <text:span text:style-name="T63">PALM</text:span> Modell. Alle Funktionen des automatisch generierten Codes in kchem_kpp werden von diesem Modul gerufen, d.h. das <text:soft-page-break/>PALM Modell selber ruft nur Funktion aus kchem_driver. <text:s/>Keine kchem_kpp Funktionalität wird direkt aus PALM gerufen.</text:p>
      <text:p text:style-name="P12"/>
      <text:p text:style-name="P8"><text:span text:style-name="T3">Bei aktiver Chemie ist die PUBLIC Variable </text:span><text:span text:style-name="T5">use_kpp_chemistry </text:span><text:span text:style-name="T3">auf .TRUE. gesetzt.</text:span></text:p>
      <text:p text:style-name="P14"/>
      <text:p text:style-name="P15">Folgende TYPE Deklaration definiert die benötigten Variablen </text:p>
      <text:p text:style-name="P15"><text:s/></text:p>
      <text:p text:style-name="P6"><text:span text:style-name="T45"><text:s text:c="3"/></text:span><text:span text:style-name="T46">TYPE</text:span><text:span text:style-name="T44"> <text:s text:c="2"/></text:span><text:span text:style-name="T43">species_def</text:span></text:p>
      <text:p text:style-name="P37"><text:span text:style-name="T44"><text:s text:c="6"/></text:span><text:span text:style-name="T46">CHARACTER</text:span><text:span text:style-name="T44">(</text:span><text:span text:style-name="T47">LEN</text:span><text:span text:style-name="T44">=8) <text:s text:c="34"/>:: </text:span><text:span text:style-name="T43">name</text:span></text:p>
      <text:p text:style-name="P37"><text:span text:style-name="T44"><text:s text:c="6"/></text:span><text:span text:style-name="T46">CHARACTER</text:span><text:span text:style-name="T44">(</text:span><text:span text:style-name="T47">LEN</text:span><text:span text:style-name="T44">=16) <text:s text:c="33"/>:: </text:span><text:span text:style-name="T43">unit</text:span></text:p>
      <text:p text:style-name="P37"><text:span text:style-name="T44"><text:s text:c="6"/></text:span><text:span text:style-name="T46">REAL</text:span><text:span text:style-name="T44">(</text:span><text:span text:style-name="T47">kind</text:span><text:span text:style-name="T44">=</text:span><text:span text:style-name="T43">wp</text:span><text:span text:style-name="T44">),</text:span><text:span text:style-name="T46">POINTER</text:span><text:span text:style-name="T44">,</text:span><text:span text:style-name="T46">DIMENSION</text:span><text:span text:style-name="T44">(:,:,:) <text:s text:c="12"/>:: </text:span><text:span text:style-name="T43">conc</text:span></text:p>
      <text:p text:style-name="P37"><text:span text:style-name="T44"><text:s text:c="6"/></text:span><text:span text:style-name="T46">REAL</text:span><text:span text:style-name="T44">(</text:span><text:span text:style-name="T47">kind</text:span><text:span text:style-name="T44">=</text:span><text:span text:style-name="T43">wp</text:span><text:span text:style-name="T44">),</text:span><text:span text:style-name="T46">POINTER</text:span><text:span text:style-name="T44">,</text:span><text:span text:style-name="T46">DIMENSION</text:span><text:span text:style-name="T44">(:,:,:) <text:s text:c="12"/>:: </text:span><text:span text:style-name="T43">conc_p</text:span></text:p>
      <text:p text:style-name="P37"><text:span text:style-name="T44"><text:s text:c="6"/></text:span><text:span text:style-name="T46">REAL</text:span><text:span text:style-name="T44">(</text:span><text:span text:style-name="T47">kind</text:span><text:span text:style-name="T44">=</text:span><text:span text:style-name="T43">wp</text:span><text:span text:style-name="T44">),</text:span><text:span text:style-name="T46">POINTER</text:span><text:span text:style-name="T44">,</text:span><text:span text:style-name="T46">DIMENSION</text:span><text:span text:style-name="T44">(:,:,:) <text:s text:c="12"/>:: </text:span><text:span text:style-name="T43">tconc_m</text:span></text:p>
      <text:p text:style-name="P37"><text:span text:style-name="T44"><text:s text:c="6"/></text:span><text:span text:style-name="T46">REAL</text:span><text:span text:style-name="T44">(</text:span><text:span text:style-name="T47">kind</text:span><text:span text:style-name="T44">=</text:span><text:span text:style-name="T43">wp</text:span><text:span text:style-name="T44">),</text:span><text:span text:style-name="T46">ALLOCATABLE</text:span><text:span text:style-name="T44">,</text:span><text:span text:style-name="T46">DIMENSION</text:span><text:span text:style-name="T44">(:,:) <text:s text:c="10"/>:: </text:span><text:span text:style-name="T43">ssws</text:span><text:span text:style-name="T44">, </text:span><text:span text:style-name="T43">sswst</text:span></text:p>
      <text:p text:style-name="P37"><text:span text:style-name="T44"><text:s text:c="6"/></text:span><text:span text:style-name="T46">REAL</text:span><text:span text:style-name="T44">(</text:span><text:span text:style-name="T47">kind</text:span><text:span text:style-name="T44">=</text:span><text:span text:style-name="T43">wp</text:span><text:span text:style-name="T44">),</text:span><text:span text:style-name="T46">ALLOCATABLE</text:span><text:span text:style-name="T44">,</text:span><text:span text:style-name="T46">DIMENSION</text:span><text:span text:style-name="T44">(:,:) <text:s text:c="10"/>:: </text:span><text:span text:style-name="T43">flux_s</text:span><text:span text:style-name="T44">, </text:span><text:span text:style-name="T43">diss_s</text:span></text:p>
      <text:p text:style-name="P37"><text:span text:style-name="T44"><text:s text:c="6"/></text:span><text:span text:style-name="T46">REAL</text:span><text:span text:style-name="T44">(</text:span><text:span text:style-name="T47">kind</text:span><text:span text:style-name="T44">=</text:span><text:span text:style-name="T43">wp</text:span><text:span text:style-name="T44">),</text:span><text:span text:style-name="T46">ALLOCATABLE</text:span><text:span text:style-name="T44">,</text:span><text:span text:style-name="T46">DIMENSION</text:span><text:span text:style-name="T44">(:,:,:) <text:s text:c="8"/>:: </text:span><text:span text:style-name="T43">flux_l</text:span><text:span text:style-name="T44">, </text:span><text:span text:style-name="T43">diss_l</text:span></text:p>
      <text:p text:style-name="P37"><text:span text:style-name="T44"><text:s text:c="3"/></text:span><text:span text:style-name="T46">END</text:span><text:span text:style-name="T44"> </text:span><text:span text:style-name="T46">TYPE</text:span><text:span text:style-name="T44"> </text:span><text:span text:style-name="T43">species_def</text:span></text:p>
      <text:p text:style-name="P38"/>
      <text:p text:style-name="P7"><text:span text:style-name="T3">Für jede Species wird ein Element </text:span><text:span text:style-name="T4">dieses TYPEs </text:span><text:span text:style-name="T3"><text:s/>im Feld </text:span><text:span text:style-name="T5">chem_species</text:span><text:span text:style-name="T3"> angelegt. </text:span><text:span text:style-name="T5">species_def</text:span><text:span text:style-name="T3"> und </text:span><text:span text:style-name="T5">chem_species </text:span><text:span text:style-name="T3">sind PUBLIC und können in PALM Routinen verwendet werden.</text:span></text:p>
      <text:p text:style-name="P12"/>
      <text:p text:style-name="P41">PUBLIC <text:s/>Unterprogramme in <text:s/>aus kchem_driver:</text:p>
      <text:list xml:id="list889648110942028430" text:style-name="L10">
        <text:list-item>
          <text:p text:style-name="P70">kchem_initialze</text:p>
        </text:list-item>
        <text:list-item>
          <text:p text:style-name="P70">kchem_parin</text:p>
        </text:list-item>
        <text:list-item>
          <text:p text:style-name="P70">kchem_<text:span text:style-name="T48">integrate</text:span></text:p>
        </text:list-item>
        <text:list-item>
          <text:p text:style-name="P70">kchem_swap_timelevel</text:p>
        </text:list-item>
        <text:list-item>
          <text:p text:style-name="P70">kchem_check_data_output</text:p>
        </text:list-item>
        <text:list-item>
          <text:p text:style-name="P70">kchem_define_netcdf_grid</text:p>
        </text:list-item>
        <text:list-item>
          <text:p text:style-name="P70">kchem_define_netcdf_grid</text:p>
        </text:list-item>
      </text:list>
      <text:h text:style-name="P93" text:outline-level="2"><text:reference-mark text:name="Namelist"/>kpp_chem Namelist</text:h>
      <text:p text:style-name="P23">Für die kpp Chemie wird eine neue Namelist <text:span text:style-name="T8">kpp_chem </text:span>mit folgenden Größen eingeführt: <text:span text:style-name="T25">Die Namelist wird mid dem Unterprogramm kchem_parin (kchem_driver.f90) eingelesen. </text:span></text:p>
      <text:list xml:id="list916314384315411311" text:style-name="L11">
        <text:list-item>
          <text:p text:style-name="P71">icntrl(20) <text:tab/><text:tab/><text:tab/>Fine tuning kpp (Integer Werte)</text:p>
        </text:list-item>
        <text:list-item>
          <text:p text:style-name="P71">r<text:span text:style-name="T62">c</text:span>ntrl(20) <text:tab/><text:tab/><text:tab/>Fine tuning kpp (Floating Point Werte)</text:p>
        </text:list-item>
        <text:list-item>
          <text:p text:style-name="P72">t_steps(50) <text:s text:c="27"/><text:tab/>Feste Zeitschrittweiten</text:p>
          <text:p text:style-name="P72"><text:s text:c="41"/><text:tab/>t_steps(1) = 0.0 <text:s/>→ Automatische Zeitschrittberechnung</text:p>
        </text:list-item>
      </text:list>
      <text:p text:style-name="P29">Ist diese Namelist in PARIN vorhanden, wird <text:span text:style-name="T35">use_kpp_chemistry </text:span>auf .TRUE. gesetzt. Es ist zu überlegen, ob <text:span text:style-name="T35">use_kpp_chemistry </text:span>als Variable in die Nam<text:span text:style-name="T62">e</text:span>list aufgenommen werden soll.</text:p>
      <text:p text:style-name="P30"><text:span text:style-name="T62">Des weiteren ist zu überlegen, ob die Felder icntrl </text:span><text:s/><text:span text:style-name="T62">und rcntl so in der Namelist bleiben sollen oder ob die einzelnen Elemente in selbstbeschreibene Variablen umgewandelt sollen. </text:span></text:p>
      <text:p text:style-name="P32">Beispiel: <text:s/>icntl(3) wird zur Character Variable IntegratorTyp mit dem möglichen Wert ros2</text:p>
      <text:h text:style-name="Heading_20_2" text:outline-level="2"><text:soft-page-break/>Änderungen in existierenden PALM Routinen</text:h>
      <text:list xml:id="list1722302434563140258" text:style-name="L12">
        <text:list-item>
          <text:p text:style-name="P73">advect_ws.f90</text:p>
          <text:p text:style-name="P73">Für die Statistik Auswertung wird der Eingangsparameter sk_char um den Wert 'kc' erweitert. Die Statistik Behandlung für sk_char == 'kc' muss noch programmiert werden. </text:p>
        </text:list-item>
        <text:list-item>
          <text:p text:style-name="P75">check_parameters.f90</text:p>
        </text:list-item>
      </text:list>
      <text:p text:style-name="P24"><text:tab/><text:span text:style-name="T41">Aufruf des Unterprogramms </text:span><text:span text:style-name="T11">kchem_check_data_output </text:span><text:span text:style-name="T41">zum Setzen der Einheit ppm.</text:span></text:p>
      <text:list xml:id="list102006838148499" text:continue-numbering="true" text:style-name="L12">
        <text:list-item>
          <text:p text:style-name="P75">data_output_3d.f90</text:p>
          <text:p text:style-name="P76"><text:span text:style-name="T41">Aufruf des Unterprogramms </text:span><text:span text:style-name="T11">kchem_data_output_3d </text:span><text:span text:style-name="T19">zur Vorbereitung der Ausgabe der 3-D Felder der chemischen Spezies.</text:span></text:p>
        </text:list-item>
        <text:list-item>
          <text:p text:style-name="P75">netcdf_interface_mod.f90</text:p>
          <text:p text:style-name="P76"><text:span text:style-name="T41">Aufruf des Unterprogramms </text:span><text:span text:style-name="T11">kchem_define_netcdf_grid </text:span><text:span text:style-name="T19">zur Auswahl des Grids in x,y und z Richtung. Für z wird zu angewählt, die gleiche Dimension wie für die u-Felder. Muss u.U. angepasst werden. </text:span></text:p>
        </text:list-item>
        <text:list-item>
          <text:p text:style-name="P73">palm.f90</text:p>
          <text:p text:style-name="P76"><text:span text:style-name="T41">Aufruf des Unterprogramms </text:span><text:span text:style-name="T11">kchem_initialize, </text:span><text:span text:style-name="T19">im Wesentlichen zum Allokieren der Felder</text:span></text:p>
        </text:list-item>
        <text:list-item>
          <text:p text:style-name="P75">parin.f90</text:p>
          <text:p text:style-name="P76"><text:span text:style-name="T41">Aufruf des Unterprogramms </text:span><text:span text:style-name="T11">kchem_parin</text:span></text:p>
        </text:list-item>
        <text:list-item>
          <text:p text:style-name="P75">prognostic_equation.f90</text:p>
          <text:p text:style-name="P77"><text:span text:style-name="T41">Aufruf des Unterprogramms </text:span><text:span text:style-name="T11">kchem_integrate.</text:span></text:p>
          <text:p text:style-name="P79"><text:span text:style-name="T17">Neues Unterprogramm </text:span><text:span text:style-name="T8">tendency_caller, </text:span><text:span text:style-name="T17">Transport der chemischen Spezies.</text:span></text:p>
        </text:list-item>
        <text:list-item>
          <text:p text:style-name="P75">swap_timelevel.f90</text:p>
          <text:p text:style-name="P80">Aufruf des Unterprogramms kchem_swap_timelevel</text:p>
        </text:list-item>
        <text:list-item>
          <text:p text:style-name="P75">time_integration.f90</text:p>
          <text:p text:style-name="P81">Boundary Exchange für die <text:span text:style-name="T19">chemischen Spezies.</text:span></text:p>
        </text:list-item>
        <text:list-item>
          <text:p text:style-name="P75">Makefile</text:p>
        </text:list-item>
      </text:list>
      <text:list xml:id="list8727274840220292722" text:style-name="L13">
        <text:list-item>
          <text:p text:style-name="P82"><text:span text:style-name="T26">Neue Fortran Files</text:span><text:span text:style-name="T10"> kchem_driver.f90 </text:span><text:span text:style-name="T26">und </text:span><text:span text:style-name="T10">kchem_kpp.f90</text:span></text:p>
        </text:list-item>
        <text:list-item>
          <text:p text:style-name="P78">Neue Preprocessor Directive <text:span text:style-name="T8">-DKPP_CHEM</text:span></text:p>
        </text:list-item>
        <text:list-item>
          <text:p text:style-name="P78">Dependency Liste erweitern</text:p>
        </text:list-item>
      </text:list>
      <text:p text:style-name="P25"/>
      <text:p text:style-name="P49"/>
      <text:h text:style-name="Heading_20_1" text:outline-level="1">Fragen und Todo Liste</text:h>
      <text:list xml:id="list5044428780908656782" text:style-name="L14">
        <text:list-item>
          <text:p text:style-name="P83">Behandlung mehrerer Chemie Setup</text:p>
        </text:list-item>
        <text:list-item>
          <text:p text:style-name="P84">Welche Einheiten werden von kpp erwartet?</text:p>
        </text:list-item>
        <text:list-item>
          <text:p text:style-name="P85">Fehler bei Berechnung interner Zeitschritte</text:p>
        </text:list-item>
        <text:list-item>
          <text:p text:style-name="P86">Erweiterung kp4 zum Speichern zusätzlicher 3D Variable in den kpp Kontext</text:p>
          <text:list>
            <text:list-header>
              <text:p text:style-name="P86">Ähnlich der fill_TEMP Routine zum setzten der Temperatur</text:p>
            </text:list-header>
          </text:list>
        </text:list-item>
        <text:list-item>
          <text:p text:style-name="P84">Setzen <text:span text:style-name="T66">oder Eingabe </text:span>der Anfangswerte</text:p>
        </text:list-item>
        <text:list-item>
          <text:p text:style-name="P74">Photolyse-Raten und Sonnenstand für kpp bereitstellen</text:p>
        </text:list-item>
        <text:list-item>
          <text:p text:style-name="P87">Behandlung der Emission und Deposition</text:p>
        </text:list-item>
        <text:list-item>
          <text:p text:style-name="P84">Überarbeitet des Handling der Felder <text:span text:style-name="T8">flux_s, diss_s. flux_l</text:span> und <text:span text:style-name="T8">diss_l</text:span></text:p>
        </text:list-item>
        <text:list-item>
          <text:p text:style-name="P84">Überarbeiten des Handling der Felder <text:span text:style-name="T15">ssws, sswst</text:span> und <text:span text:style-name="T8">wall_sflux</text:span></text:p>
          <text:p text:style-name="P88">Zur Zeit werden <text:span text:style-name="T8">ssws</text:span> und <text:span text:style-name="T8">sswst</text:span> <text:s/>in <text:span text:style-name="T8">species</text:span>_def aufgenommen und in der Intitialisierungsphase auf Null gesetzt</text:p>
        </text:list-item>
        <text:list-item>
          <text:p text:style-name="P86">Zur Zeit wird die potentielle Temperatur (3D Array <text:span text:style-name="T8">pt</text:span>) verwendet. Ist das OK?</text:p>
        </text:list-item>
        <text:list-item>
          <text:p text:style-name="P83"><text:span text:style-name="T8">found</text:span> Variable in Spezies Struktur</text:p>
        </text:list-item>
        <text:list-item>
          <text:p text:style-name="P84">Restart Handling</text:p>
        </text:list-item>
        <text:list-item>
          <text:p text:style-name="P89">In der Namelist icntrl und rcntrl durch Klartext Character Variable ersetzen. (Kap <text:reference-ref text:reference-format="chapter" text:ref-name="Namelist">3.3</text:reference-ref>)</text:p>
        </text:list-item>
        <text:list-item>
          <text:p text:style-name="P83">Später: Vektor Ver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 style:vertical-align="auto"/>
      <style:text-properties style:font-name="Times New Roman" fo:font-family="'Times New Roman'" style:font-family-generic="roman" fo:font-size="11pt" fo:language="de" fo:country="DE" style:font-size-asian="11pt" style:language-asian="en" style:country-asian="US" style:font-size-complex="11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05:47.816329906</meta:creation-date>
    <dc:date>2016-11-09T10:20:05.496981437</dc:date>
    <meta:editing-duration>PT17H28M24S</meta:editing-duration>
    <meta:editing-cycles>26</meta:editing-cycles>
    <meta:generator>LibreOffice/5.0.6.3$Linux_X86_64 LibreOffice_project/00m0$Build-3</meta:generator>
    <meta:document-statistic meta:table-count="0" meta:image-count="0" meta:object-count="0" meta:page-count="7" meta:paragraph-count="164" meta:word-count="1419" meta:character-count="10478" meta:non-whitespace-character-count="8990"/>
  </office:meta>
</office:document-meta>
</file>